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, Spanish?, Hebrew<text:tab/><text:tab/><text:tab/><text:tab/><text:tab/></text:p>
      <text:p text:style-name="P2">Author of letter<text:tab/><text:tab/><text:tab/><text:tab/>Isaac Aflato, Joseph S. Beusuhson, J. Jalfon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18 Hesvan 5606</text:p>
      <text:p text:style-name="P2">Date (derived from Gregorian calendar)<text:tab/>18 November 1845</text:p>
      <text:p text:style-name="P2">Month<text:tab/><text:tab/><text:tab/><text:tab/><text:tab/><text:tab/>November<text:tab/></text:p>
      <text:p text:style-name="P2">Year<text:tab/><text:tab/><text:tab/><text:tab/><text:tab/><text:tab/>184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6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1)/</text:span></text:p>
      <text:p text:style-name="P2"><text:span text:style-name="T1"><text:tab/> Copia d lettera del 18 Hesvan 5606_18 Novembre 1845 de/ [Spanish? &amp; Hebrew]/</text:span></text:p>
      <text:p text:style-name="P2"><text:span text:style-name="T1">Mes. A Leva [?]/</text:span></text:p>
      <text:p text:style-name="P2"><text:span text:style-name="T1"><text:tab/>Leva David Attieas/</text:span></text:p>
      <text:p text:style-name="P2"><text:span text:style-name="T1"><text:tab/>Abram Raffael Ala[?]<text:tab/><text:tab/>Gentlemen/</text:span></text:p>
      <text:p text:style-name="P2"><text:span text:style-name="T1">The departure of M. S. Morais demands from us our/ best acknowledgments to you, for having recommended to our/ notice, so worthy, deserving and[sic] individual for, although he/ has not been the successful candidate for the office to which/ he aspired. <text:s/>Justice claims of us that we should bear testimo/=ny to the very great satisfaction he afforded the congrega/=tions on the occasion of his public trial, and that he has from/ his general conduct and unassuming manners whilst here/ entitled himself not only to the regard of those who were/ interested in his favour, but of </text:span><text:span text:style-name="T2">all</text:span><text:span text:style-name="T3"> without exception/</text:span></text:p>
      <text:p text:style-name="P2"><text:span text:style-name="T3"><text:tab/>We can assure you that it is really matter of regret to/ us, that no other office worthy his talents and adequately/ remuneration is at present opened in our congregation so that/ it could have been offered to him, for we are satisfied he would/ do credit to any appointment which could be conferred upon/ him: he carries with him, the best wishes of all [?]asses of our/ community and we shall indeed be glad to learn that he finds/ in his native country that encouragment[sic] and succes[sic] which he merits/ to you, sirs, it must be highly gratifying to reflect that your/ educational establishment has produced so excellent and deserving a pupil/ and reiterating our tanks[sic] to you for the readiness with which you respon/ded to our applications and with best wishes for the prosperity of your/ respected congregation we beg to subscribe ourselves/</text:span></text:p>
      <text:p text:style-name="P2"><text:span text:style-name="T3"><text:tab/>Isaac Aflato Joseph S. Beusuhson J Jalfon/</text:span></text:p>
      <text:p text:style-name="P2"><text:span text:style-name="T3"/></text:p>
      <text:p text:style-name="P2"><text:span text:style-name="T3">[Page 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0:45:59</meta:creation-date>
    <dc:date>2009-04-16T11:03:18</dc:date>
    <dc:language>en-US</dc:language>
    <meta:editing-cycles>2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451" meta:character-count="2964"/>
  </office:meta>
</office:document-meta>
</file>